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35cm" svg:stroke-color="#7a7a7a" draw:stroke-linejoin="miter" draw:fill="solid" draw:fill-color="#a5a5a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1.362cm" fo:min-width="1.928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bc8e00" draw:stroke-linejoin="miter" draw:fill="solid" draw:fill-color="#ffc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ffffff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bc8e00" draw:stroke-linejoin="miter" draw:fill="solid" draw:fill-color="#b489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a5a5a5"/>
      <style:paragraph-properties fo:text-align="start" style:font-independent-line-spacing="true"/>
      <style:text-properties fo:font-size="22.2999992370605pt"/>
    </style:style>
    <style:style style:name="P4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2.2999992370605pt" fo:hyphenate="false"/>
    </style:style>
    <style:style style:name="P5" style:family="paragraph">
      <loext:graphic-properties draw:fill="solid" draw:fill-color="#5b9bd5"/>
      <style:paragraph-properties fo:text-align="start" style:font-independent-line-spacing="true"/>
      <style:text-properties fo:font-size="22.2999992370605pt"/>
    </style:style>
    <style:style style:name="P6" style:family="paragraph">
      <loext:graphic-properties draw:fill="solid" draw:fill-color="#ffc000"/>
      <style:paragraph-properties fo:text-align="start" style:font-independent-line-spacing="true"/>
      <style:text-properties fo:font-size="22.2999992370605pt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22.2999992370605pt"/>
    </style:style>
    <style:style style:name="P8" style:family="paragraph">
      <loext:graphic-properties draw:fill="solid" draw:fill-color="#4472c4"/>
      <style:paragraph-properties fo:text-align="start" style:font-independent-line-spacing="true"/>
      <style:text-properties fo:font-size="22.2999992370605pt"/>
    </style:style>
    <style:style style:name="P9" style:family="paragraph">
      <loext:graphic-properties draw:fill="solid" draw:fill-color="#b48900"/>
      <style:paragraph-properties fo:text-align="start" style:font-independent-line-spacing="true"/>
      <style:text-properties fo:font-size="22.2999992370605pt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9.1000003814697pt" fo:letter-spacing="normal" fo:font-style="normal" style:text-underline-style="none" fo:font-weight="normal" style:font-size-asian="19.1000003814697pt" style:font-style-asian="normal" style:font-weight-asian="normal" style:font-size-complex="19.1000003814697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30% 58%" style:font-name="Calibri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Left Brace 87" draw:style-name="gr1" draw:text-style-name="P1" draw:layer="layout" svg:width="0.669cm" svg:height="2.999cm" svg:x="6.565cm" svg:y="2.214cm">
          <text:p/>
          <draw:enhanced-geometry draw:mirror-horizontal="false" draw:mirror-vertical="false" svg:viewBox="0 0 0 0" draw:text-areas="?f13 ?f14 ?f17 ?f15" draw:type="ooxml-leftBrace" draw:modifiers="4704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Left Brace 88" draw:style-name="gr1" draw:text-style-name="P1" draw:layer="layout" svg:width="0.669cm" svg:height="2.999cm" svg:x="6.565cm" svg:y="6.571cm">
          <text:p/>
          <draw:enhanced-geometry draw:mirror-horizontal="false" draw:mirror-vertical="false" svg:viewBox="0 0 0 0" draw:text-areas="?f13 ?f14 ?f17 ?f15" draw:type="ooxml-leftBrace" draw:modifiers="4704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Rectangle 89" draw:style-name="gr2" draw:text-style-name="P3" draw:layer="layout" svg:width="5.209cm" svg:height="2.172cm" svg:x="7.986cm" svg:y="2.528cm">
          <text:p text:style-name="P2"><text:span text:style-name="T1">Demographic Questionn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3" draw:text-style-name="P4" draw:layer="layout" svg:width="2.427cm" svg:height="1.611cm" svg:x="14.012cm" svg:y="2.528cm">
          <text:p text:style-name="P2"><text:span text:style-name="T1">I</text:span><text:span text:style-name="T1">R</text:span><text:span text:style-name="T1">L</text:span></text:p>
          <text:p text:style-name="P2"><text:span text:style-name="T2">T</text:span><text:span text:style-name="T2">e</text:span><text:span text:style-name="T2">a</text:span><text:span text:style-name="T2">c</text:span><text:span text:style-name="T2">h</text:span><text:span text:style-name="T2">i</text:span><text:span text:style-name="T2">n</text:span><text:span text:style-name="T2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2" draw:text-style-name="P3" draw:layer="layout" svg:width="5.209cm" svg:height="2.15cm" svg:x="23.769cm" svg:y="2.528cm">
          <text:p text:style-name="P2"><text:span text:style-name="T1">Post-Interaction Questionn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2" draw:text-style-name="P3" draw:layer="layout" svg:width="5.209cm" svg:height="2.161cm" svg:x="45.67cm" svg:y="2.517cm">
          <text:p text:style-name="P2"><text:span text:style-name="T1">Post-Experiment Questionn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2" draw:text-style-name="P3" draw:layer="layout" svg:width="5.209cm" svg:height="2.161cm" svg:x="39.631cm" svg:y="2.517cm">
          <text:p text:style-name="P2"><text:span text:style-name="T1">Post-Interaction Questionn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4" draw:text-style-name="P5" draw:layer="layout" svg:width="2.427cm" svg:height="1.611cm" svg:x="17.256cm" svg:y="2.528cm">
          <text:p text:style-name="P2"><text:span text:style-name="T1">IRL</text:span></text:p>
          <text:p text:style-name="P2"><text:span text:style-name="T2">Tea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2" draw:text-style-name="P3" draw:layer="layout" svg:width="5.209cm" svg:height="2.133cm" svg:x="7.986cm" svg:y="7.055cm">
          <text:p text:style-name="P2"><text:span text:style-name="T1">Demographic Questionn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5" draw:text-style-name="P6" draw:layer="layout" svg:width="2.444cm" svg:height="1.611cm" svg:x="13.947cm" svg:y="7.044cm">
          <text:p text:style-name="P2"><text:span text:style-name="T1">SPARC</text:span></text:p>
          <text:p text:style-name="P2"><text:span text:style-name="T2">Tea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5" draw:text-style-name="P6" draw:layer="layout" svg:width="2.444cm" svg:height="1.611cm" svg:x="20.495cm" svg:y="7.044cm">
          <text:p text:style-name="P2"><text:span text:style-name="T1">SPARC</text:span></text:p>
          <text:p text:style-name="P2"><text:span text:style-name="T2">Tea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5" draw:text-style-name="P6" draw:layer="layout" svg:width="2.444cm" svg:height="1.611cm" svg:x="17.221cm" svg:y="7.044cm">
          <text:p text:style-name="P2"><text:span text:style-name="T1">SPARC</text:span></text:p>
          <text:p text:style-name="P2"><text:span text:style-name="T2">Tea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2" draw:text-style-name="P3" draw:layer="layout" svg:width="5.209cm" svg:height="2.133cm" svg:x="23.769cm" svg:y="7.055cm">
          <text:p text:style-name="P2"><text:span text:style-name="T1">Post-Interaction Questionn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2" draw:text-style-name="P3" draw:layer="layout" svg:width="5.209cm" svg:height="2.144cm" svg:x="45.67cm" svg:y="7.044cm">
          <text:p text:style-name="P2"><text:span text:style-name="T1">Post-Experiment Questionn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2" draw:text-style-name="P3" draw:layer="layout" svg:width="5.209cm" svg:height="2.144cm" svg:x="39.586cm" svg:y="7.044cm">
          <text:p text:style-name="P2"><text:span text:style-name="T1">Post-Interaction Questionn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109" draw:style-name="gr1" draw:text-style-name="P1" draw:layer="layout" svg:width="0.837cm" svg:height="8.927cm" draw:transform="rotate (-1.5707963267949) translate (22.94cm 1.377cm)">
          <text:p/>
          <draw:enhanced-geometry draw:mirror-horizontal="false" draw:mirror-vertical="false" svg:viewBox="0 0 0 0" draw:text-areas="?f13 ?f14 ?f17 ?f15" draw:type="ooxml-leftBrace" draw:modifiers="4704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Rectangle 110" draw:style-name="gr6" draw:text-style-name="P7" draw:layer="layout" svg:width="13.112cm" svg:height="1.584cm" svg:x="11.913cm" svg:y="-0.318cm">
          <text:p text:style-name="P2"><text:span text:style-name="T3">Interaction with 1</text:span><text:span text:style-name="T4">st</text:span><text:span text:style-name="T3">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111" draw:style-name="gr1" draw:text-style-name="P1" draw:layer="layout" svg:width="0.837cm" svg:height="8.927cm" draw:transform="rotate (-1.5707963267949) translate (38.802cm 1.377cm)">
          <text:p/>
          <draw:enhanced-geometry draw:mirror-horizontal="false" draw:mirror-vertical="false" svg:viewBox="0 0 0 0" draw:text-areas="?f13 ?f14 ?f17 ?f15" draw:type="ooxml-leftBrace" draw:modifiers="4704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Rectangle 112" draw:style-name="gr6" draw:text-style-name="P7" draw:layer="layout" svg:width="13.112cm" svg:height="1.584cm" svg:x="27.716cm" svg:y="-0.209cm">
          <text:p text:style-name="P2"><text:span text:style-name="T3">Interaction with 2</text:span><text:span text:style-name="T4">nd</text:span><text:span text:style-name="T3">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6" draw:text-style-name="P7" draw:layer="layout" svg:width="6.163cm" svg:height="2.963cm" svg:x="0.423cm" svg:y="2.077cm">
          <text:p text:style-name="P2"><text:span text:style-name="T3">Order 1: </text:span></text:p>
          <text:p text:style-name="P2"><text:span text:style-name="T3">IRL-SPAR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6" draw:text-style-name="P7" draw:layer="layout" svg:width="6.163cm" svg:height="2.963cm" svg:x="0.423cm" svg:y="6.571cm">
          <text:p text:style-name="P2"><text:span text:style-name="T3">Order 2: SPARC-IR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7" draw:text-style-name="P8" draw:layer="layout" svg:width="2.424cm" svg:height="0.561cm" svg:x="14.012cm" svg:y="4.129cm">
          <text:p text:style-name="P2"><text:span text:style-name="T5">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7" draw:text-style-name="P8" draw:layer="layout" svg:width="2.424cm" svg:height="0.561cm" svg:x="17.257cm" svg:y="4.141cm">
          <text:p text:style-name="P2"><text:span text:style-name="T5">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4" draw:text-style-name="P5" draw:layer="layout" svg:width="2.427cm" svg:height="1.611cm" svg:x="20.492cm" svg:y="2.528cm">
          <text:p text:style-name="P2"><text:span text:style-name="T1">IRL</text:span></text:p>
          <text:p text:style-name="P2"><text:span text:style-name="T2">Tea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7" draw:text-style-name="P8" draw:layer="layout" svg:width="2.424cm" svg:height="0.561cm" svg:x="20.492cm" svg:y="4.129cm">
          <text:p text:style-name="P2"><text:span text:style-name="T5">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4" draw:text-style-name="P5" draw:layer="layout" svg:width="2.427cm" svg:height="1.611cm" svg:x="29.804cm" svg:y="7.027cm">
          <text:p text:style-name="P2"><text:span text:style-name="T1">IRL</text:span></text:p>
          <text:p text:style-name="P2"><text:span text:style-name="T2">Tea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4" draw:text-style-name="P5" draw:layer="layout" svg:width="2.427cm" svg:height="1.611cm" svg:x="33.048cm" svg:y="7.027cm">
          <text:p text:style-name="P2"><text:span text:style-name="T1">IRL</text:span></text:p>
          <text:p text:style-name="P2"><text:span text:style-name="T2">Tea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7" draw:text-style-name="P8" draw:layer="layout" svg:width="2.424cm" svg:height="0.561cm" svg:x="29.804cm" svg:y="8.627cm">
          <text:p text:style-name="P2"><text:span text:style-name="T5">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7" draw:text-style-name="P8" draw:layer="layout" svg:width="2.424cm" svg:height="0.561cm" svg:x="33.049cm" svg:y="8.64cm">
          <text:p text:style-name="P2"><text:span text:style-name="T5">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4" draw:text-style-name="P5" draw:layer="layout" svg:width="2.427cm" svg:height="1.611cm" svg:x="36.284cm" svg:y="7.027cm">
          <text:p text:style-name="P2"><text:span text:style-name="T1">IRL</text:span></text:p>
          <text:p text:style-name="P2"><text:span text:style-name="T2">Tea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7" draw:text-style-name="P8" draw:layer="layout" svg:width="2.424cm" svg:height="0.561cm" svg:x="36.284cm" svg:y="8.627cm">
          <text:p text:style-name="P2"><text:span text:style-name="T5">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8" draw:text-style-name="P9" draw:layer="layout" svg:width="2.447cm" svg:height="0.561cm" svg:x="13.944cm" svg:y="8.645cm">
          <text:p text:style-name="P2"><text:span text:style-name="T5">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8" draw:text-style-name="P9" draw:layer="layout" svg:width="2.447cm" svg:height="0.561cm" svg:x="17.211cm" svg:y="8.645cm">
          <text:p text:style-name="P2"><text:span text:style-name="T5">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8" draw:text-style-name="P9" draw:layer="layout" svg:width="2.447cm" svg:height="0.561cm" svg:x="20.492cm" svg:y="8.667cm">
          <text:p text:style-name="P2"><text:span text:style-name="T5">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5" draw:text-style-name="P6" draw:layer="layout" svg:width="2.444cm" svg:height="1.611cm" svg:x="29.808cm" svg:y="2.517cm">
          <text:p text:style-name="P2"><text:span text:style-name="T1">SPARC</text:span></text:p>
          <text:p text:style-name="P2"><text:span text:style-name="T2">Tea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5" draw:text-style-name="P6" draw:layer="layout" svg:width="2.444cm" svg:height="1.611cm" svg:x="36.357cm" svg:y="2.517cm">
          <text:p text:style-name="P2"><text:span text:style-name="T1">SPARC</text:span></text:p>
          <text:p text:style-name="P2"><text:span text:style-name="T2">Tea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6" draw:layer="layout" svg:width="2.444cm" svg:height="1.611cm" svg:x="33.083cm" svg:y="2.517cm">
          <text:p text:style-name="P2"><text:span text:style-name="T1">SPARC</text:span></text:p>
          <text:p text:style-name="P2"><text:span text:style-name="T2">Tea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8" draw:text-style-name="P9" draw:layer="layout" svg:width="2.447cm" svg:height="0.561cm" svg:x="29.805cm" svg:y="4.117cm">
          <text:p text:style-name="P2"><text:span text:style-name="T5">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8" draw:text-style-name="P9" draw:layer="layout" svg:width="2.447cm" svg:height="0.561cm" svg:x="33.072cm" svg:y="4.117cm">
          <text:p text:style-name="P2"><text:span text:style-name="T5">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8" draw:text-style-name="P9" draw:layer="layout" svg:width="2.447cm" svg:height="0.561cm" svg:x="36.353cm" svg:y="4.14cm">
          <text:p text:style-name="P2"><text:span text:style-name="T5">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9" draw:text-style-name="P1" draw:layer="layout" svg:width="2.615cm" svg:height="0.927cm" svg:x="13.71cm" svg:y="5.419cm">
          <text:p text:style-name="P2"><text:span text:style-name="T5">Sessio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9" draw:text-style-name="P1" draw:layer="layout" svg:width="2.615cm" svg:height="0.927cm" svg:x="20.305cm" svg:y="5.414cm">
          <text:p text:style-name="P2"><text:span text:style-name="T5">Session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9" draw:text-style-name="P1" draw:layer="layout" svg:width="2.615cm" svg:height="0.927cm" svg:x="17.07cm" svg:y="5.414cm">
          <text:p text:style-name="P2"><text:span text:style-name="T5">Sessi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9" draw:text-style-name="P1" draw:layer="layout" svg:width="2.615cm" svg:height="0.927cm" svg:x="29.709cm" svg:y="5.396cm">
          <text:p text:style-name="P2"><text:span text:style-name="T5">Session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9" draw:text-style-name="P1" draw:layer="layout" svg:width="2.615cm" svg:height="0.927cm" svg:x="36.303cm" svg:y="5.392cm">
          <text:p text:style-name="P2"><text:span text:style-name="T5">Session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9" draw:text-style-name="P1" draw:layer="layout" svg:width="2.615cm" svg:height="0.927cm" svg:x="33.068cm" svg:y="5.392cm">
          <text:p text:style-name="P2"><text:span text:style-name="T5">Session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6999998092651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4.6999998092651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.699999809265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9.5pt" fo:letter-spacing="normal" fo:font-style="normal" style:text-underline-style="none" fo:font-weight="normal" style:font-size-asian="9.5pt" style:font-style-asian="normal" style:font-weight-asian="normal" style:font-size-complex="9.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9.5pt" fo:letter-spacing="normal" fo:font-style="normal" style:text-underline-style="none" fo:font-weight="normal" style:font-size-asian="9.5pt" style:font-style-asian="normal" style:font-weight-asian="normal" style:font-size-complex="9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2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.2999992370605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.299999237060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2.004cm" fo:page-height="10.00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1.67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5.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1.5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6.30000019073486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6.30000019073486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6.3000001907348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31.5pt" fo:letter-spacing="normal" fo:font-style="normal" style:text-underline-style="none" fo:font-weight="normal" style:font-size-asian="31.5pt" style:font-style-asian="normal" style:font-weight-asian="normal" style:font-size-complex="31.5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6.30000019073486pt" fo:letter-spacing="normal" fo:font-style="normal" style:text-underline-style="none" fo:font-weight="normal" style:font-size-asian="6.30000019073486pt" style:font-style-asian="normal" style:font-weight-asian="normal" style:font-size-complex="6.3000001907348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39.002cm" svg:height="3.481cm" svg:x="6.5cm" svg:y="1.637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11.7cm" svg:height="0.531cm" svg:x="3.575cm" svg:y="9.27cm" presentation:class="date-time" presentation:user-transformed="true">
        <draw:text-box>
          <text:p text:style-name="MP7"><text:span text:style-name="MT3"><text:date style:data-style-name="D1" text:date-value="2018-04-16">16/04/18</text:date></text:span></text:p>
        </draw:text-box>
      </draw:frame>
      <draw:frame draw:name="Footer Placeholder 4" presentation:style-name="Mpr2" draw:text-style-name="MP8" draw:layer="backgroundobjects" svg:width="17.55cm" svg:height="0.531cm" svg:x="17.226cm" svg:y="9.2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11.7cm" svg:height="0.531cm" svg:x="36.728cm" svg:y="9.2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46.802cm" svg:height="5.799cm" svg:x="2.6cm" svg:y="2.34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lymHRI</meta:initial-creator>
    <meta:editing-cycles>9</meta:editing-cycles>
    <meta:creation-date>2016-09-01T10:35:54</meta:creation-date>
    <dc:date>2018-04-16T17:26:16.056438728</dc:date>
    <meta:editing-duration>PT23M1S</meta:editing-duration>
    <meta:generator>LibreOffice/5.1.6.2$Linux_X86_64 LibreOffice_project/10m0$Build-2</meta:generator>
    <meta:document-statistic meta:object-count="6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